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4.2811in"/>
    </style:style>
    <style:style style:name="co5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94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anumGothic" fo:font-weight="bold" style:font-name-asian="NanumGothic" style:font-weight-asian="bold" style:font-weight-complex="bold"/>
    </style:style>
    <style:style style:name="ce2" style:family="table-cell" style:parent-style-name="Default">
      <style:text-properties style:font-name="NanumGothic" style:font-name-asian="NanumGoth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017" table:default-cell-style-name="ce2"/>
        <table:table-row table:style-name="ro2">
          <table:table-cell table:style-name="ce1" office:value-type="string">
            <text:p>식별번호</text:p>
          </table:table-cell>
          <table:table-cell table:style-name="ce1" office:value-type="string">
            <text:p>종류</text:p>
          </table:table-cell>
          <table:table-cell table:style-name="ce1" office:value-type="string">
            <text:p>이름</text:p>
          </table:table-cell>
          <table:table-cell table:style-name="ce1" office:value-type="string">
            <text:p>가격</text:p>
          </table:table-cell>
          <table:table-cell table:style-name="ce1" office:value-type="string">
            <text:p>일련번호</text:p>
          </table:table-cell>
          <table:table-cell table:style-name="ce1" office:value-type="string">
            <text:p>식별번호생성</text:p>
          </table:table-cell>
          <table:table-cell table:number-columns-repeated="1017"/>
        </table:table-row>
        <table:table-row table:style-name="ro4">
          <table:table-cell office:value-type="string">
            <text:p>상품-0001</text:p>
          </table:table-cell>
          <table:table-cell office:value-type="string">
            <text:p>후원금</text:p>
          </table:table-cell>
          <table:table-cell office:value-type="string">
            <text:p>후원금 (구입 없이, 후원금만 냄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상품-&quot;; TEXT([.E2];&quot;0000&quot;))" office:value-type="string" office:string-value="상품-0001">
            <text:p>상품-0001</text:p>
          </table:table-cell>
          <table:table-cell table:number-columns-repeated="1017"/>
        </table:table-row>
        <table:table-row table:style-name="ro4">
          <table:table-cell office:value-type="string">
            <text:p>상품-0002</text:p>
          </table:table-cell>
          <table:table-cell office:value-type="string">
            <text:p>도서</text:p>
          </table:table-cell>
          <table:table-cell office:value-type="string">
            <text:p>1989년 동유럽 혁명과 국가자본주의 체제 붕괴</text:p>
          </table:table-cell>
          <table:table-cell office:value-type="float" office:value="6500">
            <text:p>6500</text:p>
          </table:table-cell>
          <table:table-cell office:value-type="float" office:value="2">
            <text:p>2</text:p>
          </table:table-cell>
          <table:table-cell table:formula="of:=CONCATENATE(&quot;상품-&quot;; TEXT([.E3];&quot;0000&quot;))" office:value-type="string" office:string-value="상품-0002">
            <text:p>상품-0002</text:p>
          </table:table-cell>
          <table:table-cell table:number-columns-repeated="1017"/>
        </table:table-row>
        <table:table-row table:style-name="ro4">
          <table:table-cell office:value-type="string">
            <text:p>상품-0003</text:p>
          </table:table-cell>
          <table:table-cell office:value-type="string">
            <text:p>도서</text:p>
          </table:table-cell>
          <table:table-cell office:value-type="string">
            <text:p>21세기 대공황과 마르크스주의</text:p>
          </table:table-cell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table:formula="of:=CONCATENATE(&quot;상품-&quot;; TEXT([.E4];&quot;0000&quot;))" office:value-type="string" office:string-value="상품-0003">
            <text:p>상품-0003</text:p>
          </table:table-cell>
          <table:table-cell table:number-columns-repeated="1017"/>
        </table:table-row>
        <table:table-row table:style-name="ro4">
          <table:table-cell office:value-type="string">
            <text:p>상품-0004</text:p>
          </table:table-cell>
          <table:table-cell office:value-type="string">
            <text:p>도서</text:p>
          </table:table-cell>
          <table:table-cell office:value-type="string">
            <text:p>21세기의 혁명</text:p>
          </table:table-cell>
          <table:table-cell office:value-type="float" office:value="8000">
            <text:p>8000</text:p>
          </table:table-cell>
          <table:table-cell office:value-type="float" office:value="4">
            <text:p>4</text:p>
          </table:table-cell>
          <table:table-cell table:formula="of:=CONCATENATE(&quot;상품-&quot;; TEXT([.E5];&quot;0000&quot;))" office:value-type="string" office:string-value="상품-0004">
            <text:p>상품-0004</text:p>
          </table:table-cell>
          <table:table-cell table:number-columns-repeated="1017"/>
        </table:table-row>
        <table:table-row table:style-name="ro4">
          <table:table-cell office:value-type="string">
            <text:p>상품-0005</text:p>
          </table:table-cell>
          <table:table-cell office:value-type="string">
            <text:p>도서</text:p>
          </table:table-cell>
          <table:table-cell office:value-type="string">
            <text:p>Sex, Class, and Socialism</text:p>
          </table:table-cell>
          <table:table-cell office:value-type="float" office:value="14000">
            <text:p>14000</text:p>
          </table:table-cell>
          <table:table-cell office:value-type="float" office:value="5">
            <text:p>5</text:p>
          </table:table-cell>
          <table:table-cell table:formula="of:=CONCATENATE(&quot;상품-&quot;; TEXT([.E6];&quot;0000&quot;))" office:value-type="string" office:string-value="상품-0005">
            <text:p>상품-0005</text:p>
          </table:table-cell>
          <table:table-cell table:number-columns-repeated="1017"/>
        </table:table-row>
        <table:table-row table:style-name="ro4">
          <table:table-cell office:value-type="string">
            <text:p>상품-0006</text:p>
          </table:table-cell>
          <table:table-cell office:value-type="string">
            <text:p>도서</text:p>
          </table:table-cell>
          <table:table-cell office:value-type="string">
            <text:p>강요된 침묵 ― 억압과 폭력의 남성 지배문화</text:p>
          </table:table-cell>
          <table:table-cell office:value-type="float" office:value="7500">
            <text:p>7500</text:p>
          </table:table-cell>
          <table:table-cell office:value-type="float" office:value="6">
            <text:p>6</text:p>
          </table:table-cell>
          <table:table-cell table:formula="of:=CONCATENATE(&quot;상품-&quot;; TEXT([.E7];&quot;0000&quot;))" office:value-type="string" office:string-value="상품-0006">
            <text:p>상품-0006</text:p>
          </table:table-cell>
          <table:table-cell table:number-columns-repeated="1017"/>
        </table:table-row>
        <table:table-row table:style-name="ro4">
          <table:table-cell office:value-type="string">
            <text:p>상품-0007</text:p>
          </table:table-cell>
          <table:table-cell office:value-type="string">
            <text:p>도서</text:p>
          </table:table-cell>
          <table:table-cell office:value-type="string">
            <text:p>고전 마르크스주의 전통은 무엇인가?</text:p>
          </table:table-cell>
          <table:table-cell office:value-type="float" office:value="6500">
            <text:p>6500</text:p>
          </table:table-cell>
          <table:table-cell office:value-type="float" office:value="7">
            <text:p>7</text:p>
          </table:table-cell>
          <table:table-cell table:formula="of:=CONCATENATE(&quot;상품-&quot;; TEXT([.E8];&quot;0000&quot;))" office:value-type="string" office:string-value="상품-0007">
            <text:p>상품-0007</text:p>
          </table:table-cell>
          <table:table-cell table:number-columns-repeated="1017"/>
        </table:table-row>
        <table:table-row table:style-name="ro4">
          <table:table-cell office:value-type="string">
            <text:p>상품-0008</text:p>
          </table:table-cell>
          <table:table-cell office:value-type="string">
            <text:p>도서</text:p>
          </table:table-cell>
          <table:table-cell office:value-type="string">
            <text:p>교육부의 대국민 사기극 ― 노무현 정부의 교육정책 전면 비판과 대안</text:p>
          </table:table-cell>
          <table:table-cell office:value-type="float" office:value="12000">
            <text:p>12000</text:p>
          </table:table-cell>
          <table:table-cell office:value-type="float" office:value="8">
            <text:p>8</text:p>
          </table:table-cell>
          <table:table-cell table:formula="of:=CONCATENATE(&quot;상품-&quot;; TEXT([.E9];&quot;0000&quot;))" office:value-type="string" office:string-value="상품-0008">
            <text:p>상품-0008</text:p>
          </table:table-cell>
          <table:table-cell table:number-columns-repeated="1017"/>
        </table:table-row>
        <table:table-row table:style-name="ro4">
          <table:table-cell office:value-type="string">
            <text:p>상품-0009</text:p>
          </table:table-cell>
          <table:table-cell office:value-type="string">
            <text:p>도서</text:p>
          </table:table-cell>
          <table:table-cell office:value-type="string">
            <text:p>기후변화와 자본주의 ― 시장이 지구를 구할 수 있을까?</text:p>
          </table:table-cell>
          <table:table-cell office:value-type="float" office:value="16000">
            <text:p>16000</text:p>
          </table:table-cell>
          <table:table-cell office:value-type="float" office:value="9">
            <text:p>9</text:p>
          </table:table-cell>
          <table:table-cell table:formula="of:=CONCATENATE(&quot;상품-&quot;; TEXT([.E10];&quot;0000&quot;))" office:value-type="string" office:string-value="상품-0009">
            <text:p>상품-0009</text:p>
          </table:table-cell>
          <table:table-cell table:number-columns-repeated="1017"/>
        </table:table-row>
        <table:table-row table:style-name="ro4">
          <table:table-cell office:value-type="string">
            <text:p>상품-0010</text:p>
          </table:table-cell>
          <table:table-cell office:value-type="string">
            <text:p>도서</text:p>
          </table:table-cell>
          <table:table-cell office:value-type="string">
            <text:p>노동자 계급에게 안녕을 말할 때인가</text:p>
          </table:table-cell>
          <table:table-cell office:value-type="float" office:value="9000">
            <text:p>9000</text:p>
          </table:table-cell>
          <table:table-cell office:value-type="float" office:value="10">
            <text:p>10</text:p>
          </table:table-cell>
          <table:table-cell table:formula="of:=CONCATENATE(&quot;상품-&quot;; TEXT([.E11];&quot;0000&quot;))" office:value-type="string" office:string-value="상품-0010">
            <text:p>상품-0010</text:p>
          </table:table-cell>
          <table:table-cell table:number-columns-repeated="1017"/>
        </table:table-row>
        <table:table-row table:style-name="ro4">
          <table:table-cell office:value-type="string">
            <text:p>상품-0011</text:p>
          </table:table-cell>
          <table:table-cell office:value-type="string">
            <text:p>도서</text:p>
          </table:table-cell>
          <table:table-cell office:value-type="string">
            <text:p>녹색은 적색이다 ― 지구온난화, 유전자 변형 농산물 그리고 마르크스주의</text:p>
          </table:table-cell>
          <table:table-cell office:value-type="float" office:value="7000">
            <text:p>7000</text:p>
          </table:table-cell>
          <table:table-cell office:value-type="float" office:value="11">
            <text:p>11</text:p>
          </table:table-cell>
          <table:table-cell table:formula="of:=CONCATENATE(&quot;상품-&quot;; TEXT([.E12];&quot;0000&quot;))" office:value-type="string" office:string-value="상품-0011">
            <text:p>상품-0011</text:p>
          </table:table-cell>
          <table:table-cell table:number-columns-repeated="1017"/>
        </table:table-row>
        <table:table-row table:style-name="ro4">
          <table:table-cell office:value-type="string">
            <text:p>상품-0012</text:p>
          </table:table-cell>
          <table:table-cell office:value-type="string">
            <text:p>도서</text:p>
          </table:table-cell>
          <table:table-cell office:value-type="string">
            <text:p>다른 세계는 가능하다 ― 브라질 노동자당에서 배운다</text:p>
          </table:table-cell>
          <table:table-cell office:value-type="float" office:value="12000">
            <text:p>12000</text:p>
          </table:table-cell>
          <table:table-cell office:value-type="float" office:value="12">
            <text:p>12</text:p>
          </table:table-cell>
          <table:table-cell table:formula="of:=CONCATENATE(&quot;상품-&quot;; TEXT([.E13];&quot;0000&quot;))" office:value-type="string" office:string-value="상품-0012">
            <text:p>상품-0012</text:p>
          </table:table-cell>
          <table:table-cell table:number-columns-repeated="1017"/>
        </table:table-row>
        <table:table-row table:style-name="ro4">
          <table:table-cell office:value-type="string">
            <text:p>상품-0013</text:p>
          </table:table-cell>
          <table:table-cell office:value-type="string">
            <text:p>도서</text:p>
          </table:table-cell>
          <table:table-cell office:value-type="string">
            <text:p>당과 계급 ― 노동계급에게는 어떤 정치조직이 필요한가?</text:p>
          </table:table-cell>
          <table:table-cell office:value-type="float" office:value="9000">
            <text:p>9000</text:p>
          </table:table-cell>
          <table:table-cell office:value-type="float" office:value="13">
            <text:p>13</text:p>
          </table:table-cell>
          <table:table-cell table:formula="of:=CONCATENATE(&quot;상품-&quot;; TEXT([.E14];&quot;0000&quot;))" office:value-type="string" office:string-value="상품-0013">
            <text:p>상품-0013</text:p>
          </table:table-cell>
          <table:table-cell table:number-columns-repeated="1017"/>
        </table:table-row>
        <table:table-row table:style-name="ro4">
          <table:table-cell office:value-type="string">
            <text:p>상품-0014</text:p>
          </table:table-cell>
          <table:table-cell office:value-type="string">
            <text:p>도서</text:p>
          </table:table-cell>
          <table:table-cell office:value-type="string">
            <text:p>동성애자 억압의 사회사</text:p>
          </table:table-cell>
          <table:table-cell office:value-type="float" office:value="7300">
            <text:p>7300</text:p>
          </table:table-cell>
          <table:table-cell office:value-type="float" office:value="14">
            <text:p>14</text:p>
          </table:table-cell>
          <table:table-cell table:formula="of:=CONCATENATE(&quot;상품-&quot;; TEXT([.E15];&quot;0000&quot;))" office:value-type="string" office:string-value="상품-0014">
            <text:p>상품-0014</text:p>
          </table:table-cell>
          <table:table-cell table:number-columns-repeated="1017"/>
        </table:table-row>
        <table:table-row table:style-name="ro4">
          <table:table-cell office:value-type="string">
            <text:p>상품-0015</text:p>
          </table:table-cell>
          <table:table-cell office:value-type="string">
            <text:p>도서</text:p>
          </table:table-cell>
          <table:table-cell office:value-type="string">
            <text:p>동성애자 해방 운동과 마르크스주의</text:p>
          </table:table-cell>
          <table:table-cell office:value-type="float" office:value="3800">
            <text:p>3800</text:p>
          </table:table-cell>
          <table:table-cell office:value-type="float" office:value="15">
            <text:p>15</text:p>
          </table:table-cell>
          <table:table-cell table:formula="of:=CONCATENATE(&quot;상품-&quot;; TEXT([.E16];&quot;0000&quot;))" office:value-type="string" office:string-value="상품-0015">
            <text:p>상품-0015</text:p>
          </table:table-cell>
          <table:table-cell table:number-columns-repeated="1017"/>
        </table:table-row>
        <table:table-row table:style-name="ro4">
          <table:table-cell office:value-type="string">
            <text:p>상품-0016</text:p>
          </table:table-cell>
          <table:table-cell office:value-type="string">
            <text:p>도서</text:p>
          </table:table-cell>
          <table:table-cell office:value-type="string">
            <text:p>두 개의 미국</text:p>
          </table:table-cell>
          <table:table-cell office:value-type="float" office:value="15000">
            <text:p>15000</text:p>
          </table:table-cell>
          <table:table-cell office:value-type="float" office:value="16">
            <text:p>16</text:p>
          </table:table-cell>
          <table:table-cell table:formula="of:=CONCATENATE(&quot;상품-&quot;; TEXT([.E17];&quot;0000&quot;))" office:value-type="string" office:string-value="상품-0016">
            <text:p>상품-0016</text:p>
          </table:table-cell>
          <table:table-cell table:number-columns-repeated="1017"/>
        </table:table-row>
        <table:table-row table:style-name="ro4">
          <table:table-cell office:value-type="string">
            <text:p>상품-0017</text:p>
          </table:table-cell>
          <table:table-cell office:value-type="string">
            <text:p>도서</text:p>
          </table:table-cell>
          <table:table-cell office:value-type="string">
            <text:p>러시아 혁명과 레닌의 사상</text:p>
          </table:table-cell>
          <table:table-cell office:value-type="float" office:value="9500">
            <text:p>9500</text:p>
          </table:table-cell>
          <table:table-cell office:value-type="float" office:value="17">
            <text:p>17</text:p>
          </table:table-cell>
          <table:table-cell table:formula="of:=CONCATENATE(&quot;상품-&quot;; TEXT([.E18];&quot;0000&quot;))" office:value-type="string" office:string-value="상품-0017">
            <text:p>상품-0017</text:p>
          </table:table-cell>
          <table:table-cell table:number-columns-repeated="1017"/>
        </table:table-row>
        <table:table-row table:style-name="ro4">
          <table:table-cell office:value-type="string">
            <text:p>상품-0018</text:p>
          </table:table-cell>
          <table:table-cell office:value-type="string">
            <text:p>도서</text:p>
          </table:table-cell>
          <table:table-cell office:value-type="string">
            <text:p>러시아혁명의 진실</text:p>
          </table:table-cell>
          <table:table-cell office:value-type="float" office:value="24000">
            <text:p>24000</text:p>
          </table:table-cell>
          <table:table-cell office:value-type="float" office:value="18">
            <text:p>18</text:p>
          </table:table-cell>
          <table:table-cell table:formula="of:=CONCATENATE(&quot;상품-&quot;; TEXT([.E19];&quot;0000&quot;))" office:value-type="string" office:string-value="상품-0018">
            <text:p>상품-0018</text:p>
          </table:table-cell>
          <table:table-cell table:number-columns-repeated="1017"/>
        </table:table-row>
        <table:table-row table:style-name="ro4">
          <table:table-cell office:value-type="string">
            <text:p>상품-0019</text:p>
          </table:table-cell>
          <table:table-cell office:value-type="string">
            <text:p>도서</text:p>
          </table:table-cell>
          <table:table-cell office:value-type="string">
            <text:p>레닌 평전 1 ― 당 건설을 향해</text:p>
          </table:table-cell>
          <table:table-cell office:value-type="float" office:value="21000">
            <text:p>21000</text:p>
          </table:table-cell>
          <table:table-cell office:value-type="float" office:value="19">
            <text:p>19</text:p>
          </table:table-cell>
          <table:table-cell table:formula="of:=CONCATENATE(&quot;상품-&quot;; TEXT([.E20];&quot;0000&quot;))" office:value-type="string" office:string-value="상품-0019">
            <text:p>상품-0019</text:p>
          </table:table-cell>
          <table:table-cell table:number-columns-repeated="1017"/>
        </table:table-row>
        <table:table-row table:style-name="ro4">
          <table:table-cell office:value-type="string">
            <text:p>상품-0020</text:p>
          </table:table-cell>
          <table:table-cell office:value-type="string">
            <text:p>도서</text:p>
          </table:table-cell>
          <table:table-cell office:value-type="string">
            <text:p>레닌 평전 2 ― 모든 권력을 소비에트로</text:p>
          </table:table-cell>
          <table:table-cell office:value-type="float" office:value="21000">
            <text:p>21000</text:p>
          </table:table-cell>
          <table:table-cell office:value-type="float" office:value="20">
            <text:p>20</text:p>
          </table:table-cell>
          <table:table-cell table:formula="of:=CONCATENATE(&quot;상품-&quot;; TEXT([.E21];&quot;0000&quot;))" office:value-type="string" office:string-value="상품-0020">
            <text:p>상품-0020</text:p>
          </table:table-cell>
          <table:table-cell table:number-columns-repeated="1017"/>
        </table:table-row>
        <table:table-row table:style-name="ro4">
          <table:table-cell office:value-type="string">
            <text:p>상품-0021</text:p>
          </table:table-cell>
          <table:table-cell office:value-type="string">
            <text:p>도서</text:p>
          </table:table-cell>
          <table:table-cell office:value-type="string">
            <text:p>레닌 평전 3 ― 포위당한 혁명</text:p>
          </table:table-cell>
          <table:table-cell office:value-type="float" office:value="13000">
            <text:p>13000</text:p>
          </table:table-cell>
          <table:table-cell office:value-type="float" office:value="21">
            <text:p>21</text:p>
          </table:table-cell>
          <table:table-cell table:formula="of:=CONCATENATE(&quot;상품-&quot;; TEXT([.E22];&quot;0000&quot;))" office:value-type="string" office:string-value="상품-0021">
            <text:p>상품-0021</text:p>
          </table:table-cell>
          <table:table-cell table:number-columns-repeated="1017"/>
        </table:table-row>
        <table:table-row table:style-name="ro4">
          <table:table-cell office:value-type="string">
            <text:p>상품-0022</text:p>
          </table:table-cell>
          <table:table-cell office:value-type="string">
            <text:p>도서</text:p>
          </table:table-cell>
          <table:table-cell office:value-type="string">
            <text:p>렘브란트와 혁명</text:p>
          </table:table-cell>
          <table:table-cell office:value-type="float" office:value="13000">
            <text:p>13000</text:p>
          </table:table-cell>
          <table:table-cell office:value-type="float" office:value="22">
            <text:p>22</text:p>
          </table:table-cell>
          <table:table-cell table:formula="of:=CONCATENATE(&quot;상품-&quot;; TEXT([.E23];&quot;0000&quot;))" office:value-type="string" office:string-value="상품-0022">
            <text:p>상품-0022</text:p>
          </table:table-cell>
          <table:table-cell table:number-columns-repeated="1017"/>
        </table:table-row>
        <table:table-row table:style-name="ro4">
          <table:table-cell office:value-type="string">
            <text:p>상품-0023</text:p>
          </table:table-cell>
          <table:table-cell office:value-type="string">
            <text:p>도서</text:p>
          </table:table-cell>
          <table:table-cell office:value-type="string">
            <text:p>로자 룩셈부르크 생애와 사상</text:p>
          </table:table-cell>
          <table:table-cell office:value-type="float" office:value="12000">
            <text:p>12000</text:p>
          </table:table-cell>
          <table:table-cell office:value-type="float" office:value="23">
            <text:p>23</text:p>
          </table:table-cell>
          <table:table-cell table:formula="of:=CONCATENATE(&quot;상품-&quot;; TEXT([.E24];&quot;0000&quot;))" office:value-type="string" office:string-value="상품-0023">
            <text:p>상품-0023</text:p>
          </table:table-cell>
          <table:table-cell table:number-columns-repeated="1017"/>
        </table:table-row>
        <table:table-row table:style-name="ro4">
          <table:table-cell office:value-type="string">
            <text:p>상품-0024</text:p>
          </table:table-cell>
          <table:table-cell office:value-type="string">
            <text:p>도서</text:p>
          </table:table-cell>
          <table:table-cell office:value-type="string">
            <text:p>마르크스, 자본주의의 비밀을 밝히다</text:p>
          </table:table-cell>
          <table:table-cell office:value-type="float" office:value="11000">
            <text:p>11000</text:p>
          </table:table-cell>
          <table:table-cell office:value-type="float" office:value="24">
            <text:p>24</text:p>
          </table:table-cell>
          <table:table-cell table:formula="of:=CONCATENATE(&quot;상품-&quot;; TEXT([.E25];&quot;0000&quot;))" office:value-type="string" office:string-value="상품-0024">
            <text:p>상품-0024</text:p>
          </table:table-cell>
          <table:table-cell table:number-columns-repeated="1017"/>
        </table:table-row>
        <table:table-row table:style-name="ro4">
          <table:table-cell office:value-type="string">
            <text:p>상품-0025</text:p>
          </table:table-cell>
          <table:table-cell office:value-type="string">
            <text:p>도서</text:p>
          </table:table-cell>
          <table:table-cell office:value-type="string">
            <text:p>마르크스와 한국 경제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table:formula="of:=CONCATENATE(&quot;상품-&quot;; TEXT([.E26];&quot;0000&quot;))" office:value-type="string" office:string-value="상품-0025">
            <text:p>상품-0025</text:p>
          </table:table-cell>
          <table:table-cell table:number-columns-repeated="1017"/>
        </table:table-row>
        <table:table-row table:style-name="ro4">
          <table:table-cell office:value-type="string">
            <text:p>상품-0026</text:p>
          </table:table-cell>
          <table:table-cell office:value-type="string">
            <text:p>도서</text:p>
          </table:table-cell>
          <table:table-cell office:value-type="string">
            <text:p>마르크스의 가치론</text:p>
          </table:table-cell>
          <table:table-cell office:value-type="float" office:value="15000">
            <text:p>15000</text:p>
          </table:table-cell>
          <table:table-cell office:value-type="float" office:value="26">
            <text:p>26</text:p>
          </table:table-cell>
          <table:table-cell table:formula="of:=CONCATENATE(&quot;상품-&quot;; TEXT([.E27];&quot;0000&quot;))" office:value-type="string" office:string-value="상품-0026">
            <text:p>상품-0026</text:p>
          </table:table-cell>
          <table:table-cell table:number-columns-repeated="1017"/>
        </table:table-row>
        <table:table-row table:style-name="ro4">
          <table:table-cell office:value-type="string">
            <text:p>상품-0027</text:p>
          </table:table-cell>
          <table:table-cell office:value-type="string">
            <text:p>도서</text:p>
          </table:table-cell>
          <table:table-cell office:value-type="string">
            <text:p>마르크스의 자본론</text:p>
          </table:table-cell>
          <table:table-cell office:value-type="float" office:value="8000">
            <text:p>8000</text:p>
          </table:table-cell>
          <table:table-cell office:value-type="float" office:value="27">
            <text:p>27</text:p>
          </table:table-cell>
          <table:table-cell table:formula="of:=CONCATENATE(&quot;상품-&quot;; TEXT([.E28];&quot;0000&quot;))" office:value-type="string" office:string-value="상품-0027">
            <text:p>상품-0027</text:p>
          </table:table-cell>
          <table:table-cell table:number-columns-repeated="1017"/>
        </table:table-row>
        <table:table-row table:style-name="ro4">
          <table:table-cell office:value-type="string">
            <text:p>상품-0028</text:p>
          </table:table-cell>
          <table:table-cell office:value-type="string">
            <text:p>도서</text:p>
          </table:table-cell>
          <table:table-cell office:value-type="string">
            <text:p>마르크스주의 철학 입문</text:p>
          </table:table-cell>
          <table:table-cell office:value-type="float" office:value="8000">
            <text:p>8000</text:p>
          </table:table-cell>
          <table:table-cell office:value-type="float" office:value="28">
            <text:p>28</text:p>
          </table:table-cell>
          <table:table-cell table:formula="of:=CONCATENATE(&quot;상품-&quot;; TEXT([.E29];&quot;0000&quot;))" office:value-type="string" office:string-value="상품-0028">
            <text:p>상품-0028</text:p>
          </table:table-cell>
          <table:table-cell table:number-columns-repeated="1017"/>
        </table:table-row>
        <table:table-row table:style-name="ro4">
          <table:table-cell office:value-type="string">
            <text:p>상품-0029</text:p>
          </table:table-cell>
          <table:table-cell office:value-type="string">
            <text:p>도서</text:p>
          </table:table-cell>
          <table:table-cell office:value-type="string">
            <text:p>마르크스주의에서 본 영국 노동당의 역사</text:p>
          </table:table-cell>
          <table:table-cell office:value-type="float" office:value="26000">
            <text:p>26000</text:p>
          </table:table-cell>
          <table:table-cell office:value-type="float" office:value="29">
            <text:p>29</text:p>
          </table:table-cell>
          <table:table-cell table:formula="of:=CONCATENATE(&quot;상품-&quot;; TEXT([.E30];&quot;0000&quot;))" office:value-type="string" office:string-value="상품-0029">
            <text:p>상품-0029</text:p>
          </table:table-cell>
          <table:table-cell table:number-columns-repeated="1017"/>
        </table:table-row>
        <table:table-row table:style-name="ro4">
          <table:table-cell office:value-type="string">
            <text:p>상품-0030</text:p>
          </table:table-cell>
          <table:table-cell office:value-type="string">
            <text:p>도서</text:p>
          </table:table-cell>
          <table:table-cell office:value-type="string">
            <text:p>모차르트 ― 혁명의 서곡</text:p>
          </table:table-cell>
          <table:table-cell office:value-type="float" office:value="13000">
            <text:p>13000</text:p>
          </table:table-cell>
          <table:table-cell office:value-type="float" office:value="30">
            <text:p>30</text:p>
          </table:table-cell>
          <table:table-cell table:formula="of:=CONCATENATE(&quot;상품-&quot;; TEXT([.E31];&quot;0000&quot;))" office:value-type="string" office:string-value="상품-0030">
            <text:p>상품-0030</text:p>
          </table:table-cell>
          <table:table-cell table:number-columns-repeated="1017"/>
        </table:table-row>
        <table:table-row table:style-name="ro4">
          <table:table-cell office:value-type="string">
            <text:p>상품-0031</text:p>
          </table:table-cell>
          <table:table-cell office:value-type="string">
            <text:p>도서</text:p>
          </table:table-cell>
          <table:table-cell office:value-type="string">
            <text:p>무너지는 환상 ― 2008년 경제 위기 이후 세계는 어떻게 달라지는가</text:p>
          </table:table-cell>
          <table:table-cell office:value-type="float" office:value="13000">
            <text:p>13000</text:p>
          </table:table-cell>
          <table:table-cell office:value-type="float" office:value="31">
            <text:p>31</text:p>
          </table:table-cell>
          <table:table-cell table:formula="of:=CONCATENATE(&quot;상품-&quot;; TEXT([.E32];&quot;0000&quot;))" office:value-type="string" office:string-value="상품-0031">
            <text:p>상품-0031</text:p>
          </table:table-cell>
          <table:table-cell table:number-columns-repeated="1017"/>
        </table:table-row>
        <table:table-row table:style-name="ro4">
          <table:table-cell office:value-type="string">
            <text:p>상품-0032</text:p>
          </table:table-cell>
          <table:table-cell office:value-type="string">
            <text:p>도서</text:p>
          </table:table-cell>
          <table:table-cell office:value-type="string">
            <text:p>미국의 베트남 전쟁 ― 미국은 어떻게 베트남에서 패배했는가</text:p>
          </table:table-cell>
          <table:table-cell office:value-type="float" office:value="12000">
            <text:p>12000</text:p>
          </table:table-cell>
          <table:table-cell office:value-type="float" office:value="32">
            <text:p>32</text:p>
          </table:table-cell>
          <table:table-cell table:formula="of:=CONCATENATE(&quot;상품-&quot;; TEXT([.E33];&quot;0000&quot;))" office:value-type="string" office:string-value="상품-0032">
            <text:p>상품-0032</text:p>
          </table:table-cell>
          <table:table-cell table:number-columns-repeated="1017"/>
        </table:table-row>
        <table:table-row table:style-name="ro4">
          <table:table-cell office:value-type="string">
            <text:p>상품-0033</text:p>
          </table:table-cell>
          <table:table-cell office:value-type="string">
            <text:p>도서</text:p>
          </table:table-cell>
          <table:table-cell office:value-type="string">
            <text:p>미국의 세계 제패 전략</text:p>
          </table:table-cell>
          <table:table-cell office:value-type="float" office:value="9000">
            <text:p>9000</text:p>
          </table:table-cell>
          <table:table-cell office:value-type="float" office:value="33">
            <text:p>33</text:p>
          </table:table-cell>
          <table:table-cell table:formula="of:=CONCATENATE(&quot;상품-&quot;; TEXT([.E34];&quot;0000&quot;))" office:value-type="string" office:string-value="상품-0033">
            <text:p>상품-0033</text:p>
          </table:table-cell>
          <table:table-cell table:number-columns-repeated="1017"/>
        </table:table-row>
        <table:table-row table:style-name="ro4">
          <table:table-cell office:value-type="string">
            <text:p>상품-0034</text:p>
          </table:table-cell>
          <table:table-cell office:value-type="string">
            <text:p>도서</text:p>
          </table:table-cell>
          <table:table-cell office:value-type="string">
            <text:p>민족문제의 재등장</text:p>
          </table:table-cell>
          <table:table-cell office:value-type="float" office:value="7000">
            <text:p>7000</text:p>
          </table:table-cell>
          <table:table-cell office:value-type="float" office:value="34">
            <text:p>34</text:p>
          </table:table-cell>
          <table:table-cell table:formula="of:=CONCATENATE(&quot;상품-&quot;; TEXT([.E35];&quot;0000&quot;))" office:value-type="string" office:string-value="상품-0034">
            <text:p>상품-0034</text:p>
          </table:table-cell>
          <table:table-cell table:number-columns-repeated="1017"/>
        </table:table-row>
        <table:table-row table:style-name="ro4">
          <table:table-cell office:value-type="string">
            <text:p>상품-0035</text:p>
          </table:table-cell>
          <table:table-cell office:value-type="string">
            <text:p>도서</text:p>
          </table:table-cell>
          <table:table-cell office:value-type="string">
            <text:p>민중의 세계사</text:p>
          </table:table-cell>
          <table:table-cell office:value-type="float" office:value="24000">
            <text:p>24000</text:p>
          </table:table-cell>
          <table:table-cell office:value-type="float" office:value="35">
            <text:p>35</text:p>
          </table:table-cell>
          <table:table-cell table:formula="of:=CONCATENATE(&quot;상품-&quot;; TEXT([.E36];&quot;0000&quot;))" office:value-type="string" office:string-value="상품-0035">
            <text:p>상품-0035</text:p>
          </table:table-cell>
          <table:table-cell table:number-columns-repeated="1017"/>
        </table:table-row>
        <table:table-row table:style-name="ro4">
          <table:table-cell office:value-type="string">
            <text:p>상품-0036</text:p>
          </table:table-cell>
          <table:table-cell office:value-type="string">
            <text:p>도서</text:p>
          </table:table-cell>
          <table:table-cell office:value-type="string">
            <text:p>반자본주의 선언</text:p>
          </table:table-cell>
          <table:table-cell office:value-type="float" office:value="9500">
            <text:p>9500</text:p>
          </table:table-cell>
          <table:table-cell office:value-type="float" office:value="36">
            <text:p>36</text:p>
          </table:table-cell>
          <table:table-cell table:formula="of:=CONCATENATE(&quot;상품-&quot;; TEXT([.E37];&quot;0000&quot;))" office:value-type="string" office:string-value="상품-0036">
            <text:p>상품-0036</text:p>
          </table:table-cell>
          <table:table-cell table:number-columns-repeated="1017"/>
        </table:table-row>
        <table:table-row table:style-name="ro4">
          <table:table-cell office:value-type="string">
            <text:p>상품-0037</text:p>
          </table:table-cell>
          <table:table-cell office:value-type="string">
            <text:p>도서</text:p>
          </table:table-cell>
          <table:table-cell office:value-type="string">
            <text:p>벽을 그린 남자 ― 디에고 리베라</text:p>
          </table:table-cell>
          <table:table-cell office:value-type="float" office:value="13000">
            <text:p>13000</text:p>
          </table:table-cell>
          <table:table-cell office:value-type="float" office:value="37">
            <text:p>37</text:p>
          </table:table-cell>
          <table:table-cell table:formula="of:=CONCATENATE(&quot;상품-&quot;; TEXT([.E38];&quot;0000&quot;))" office:value-type="string" office:string-value="상품-0037">
            <text:p>상품-0037</text:p>
          </table:table-cell>
          <table:table-cell table:number-columns-repeated="1017"/>
        </table:table-row>
        <table:table-row table:style-name="ro4">
          <table:table-cell office:value-type="string">
            <text:p>상품-0038</text:p>
          </table:table-cell>
          <table:table-cell office:value-type="string">
            <text:p>도서</text:p>
          </table:table-cell>
          <table:table-cell office:value-type="string">
            <text:p>부르주아 경제학의 위기</text:p>
          </table:table-cell>
          <table:table-cell office:value-type="float" office:value="4900">
            <text:p>4900</text:p>
          </table:table-cell>
          <table:table-cell office:value-type="float" office:value="38">
            <text:p>38</text:p>
          </table:table-cell>
          <table:table-cell table:formula="of:=CONCATENATE(&quot;상품-&quot;; TEXT([.E39];&quot;0000&quot;))" office:value-type="string" office:string-value="상품-0038">
            <text:p>상품-0038</text:p>
          </table:table-cell>
          <table:table-cell table:number-columns-repeated="1017"/>
        </table:table-row>
        <table:table-row table:style-name="ro4">
          <table:table-cell office:value-type="string">
            <text:p>상품-0039</text:p>
          </table:table-cell>
          <table:table-cell office:value-type="string">
            <text:p>도서</text:p>
          </table:table-cell>
          <table:table-cell office:value-type="string">
            <text:p>사회주의란 무엇인가?</text:p>
          </table:table-cell>
          <table:table-cell office:value-type="float" office:value="7500">
            <text:p>7500</text:p>
          </table:table-cell>
          <table:table-cell office:value-type="float" office:value="39">
            <text:p>39</text:p>
          </table:table-cell>
          <table:table-cell table:formula="of:=CONCATENATE(&quot;상품-&quot;; TEXT([.E40];&quot;0000&quot;))" office:value-type="string" office:string-value="상품-0039">
            <text:p>상품-0039</text:p>
          </table:table-cell>
          <table:table-cell table:number-columns-repeated="1017"/>
        </table:table-row>
        <table:table-row table:style-name="ro4">
          <table:table-cell office:value-type="string">
            <text:p>상품-0040</text:p>
          </table:table-cell>
          <table:table-cell office:value-type="string">
            <text:p>도서</text:p>
          </table:table-cell>
          <table:table-cell office:value-type="string">
            <text:p>새로운 세대를 위한 마르크스 정치학 가이드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table:formula="of:=CONCATENATE(&quot;상품-&quot;; TEXT([.E41];&quot;0000&quot;))" office:value-type="string" office:string-value="상품-0040">
            <text:p>상품-0040</text:p>
          </table:table-cell>
          <table:table-cell table:number-columns-repeated="1017"/>
        </table:table-row>
        <table:table-row table:style-name="ro4">
          <table:table-cell office:value-type="string">
            <text:p>상품-0041</text:p>
          </table:table-cell>
          <table:table-cell office:value-type="string">
            <text:p>도서</text:p>
          </table:table-cell>
          <table:table-cell office:value-type="string">
            <text:p>새로운 제국주의와 저항</text:p>
          </table:table-cell>
          <table:table-cell office:value-type="float" office:value="11000">
            <text:p>11000</text:p>
          </table:table-cell>
          <table:table-cell office:value-type="float" office:value="41">
            <text:p>41</text:p>
          </table:table-cell>
          <table:table-cell table:formula="of:=CONCATENATE(&quot;상품-&quot;; TEXT([.E42];&quot;0000&quot;))" office:value-type="string" office:string-value="상품-0041">
            <text:p>상품-0041</text:p>
          </table:table-cell>
          <table:table-cell table:number-columns-repeated="1017"/>
        </table:table-row>
        <table:table-row table:style-name="ro4">
          <table:table-cell office:value-type="string">
            <text:p>상품-0042</text:p>
          </table:table-cell>
          <table:table-cell office:value-type="string">
            <text:p>도서</text:p>
          </table:table-cell>
          <table:table-cell office:value-type="string">
            <text:p>생태계의 파괴자 자본주의</text:p>
          </table:table-cell>
          <table:table-cell office:value-type="float" office:value="10000">
            <text:p>10000</text:p>
          </table:table-cell>
          <table:table-cell office:value-type="float" office:value="42">
            <text:p>42</text:p>
          </table:table-cell>
          <table:table-cell table:formula="of:=CONCATENATE(&quot;상품-&quot;; TEXT([.E43];&quot;0000&quot;))" office:value-type="string" office:string-value="상품-0042">
            <text:p>상품-0042</text:p>
          </table:table-cell>
          <table:table-cell table:number-columns-repeated="1017"/>
        </table:table-row>
        <table:table-row table:style-name="ro4">
          <table:table-cell office:value-type="string">
            <text:p>상품-0043</text:p>
          </table:table-cell>
          <table:table-cell office:value-type="string">
            <text:p>도서</text:p>
          </table:table-cell>
          <table:table-cell office:value-type="string">
            <text:p>석유를 지배하는 자들은 누구인가</text:p>
          </table:table-cell>
          <table:table-cell office:value-type="float" office:value="10000">
            <text:p>10000</text:p>
          </table:table-cell>
          <table:table-cell office:value-type="float" office:value="43">
            <text:p>43</text:p>
          </table:table-cell>
          <table:table-cell table:formula="of:=CONCATENATE(&quot;상품-&quot;; TEXT([.E44];&quot;0000&quot;))" office:value-type="string" office:string-value="상품-0043">
            <text:p>상품-0043</text:p>
          </table:table-cell>
          <table:table-cell table:number-columns-repeated="1017"/>
        </table:table-row>
        <table:table-row table:style-name="ro4">
          <table:table-cell office:value-type="string">
            <text:p>상품-0044</text:p>
          </table:table-cell>
          <table:table-cell office:value-type="string">
            <text:p>도서</text:p>
          </table:table-cell>
          <table:table-cell office:value-type="string">
            <text:p>세계를 뒤흔든 1968</text:p>
          </table:table-cell>
          <table:table-cell office:value-type="float" office:value="16000">
            <text:p>16000</text:p>
          </table:table-cell>
          <table:table-cell office:value-type="float" office:value="44">
            <text:p>44</text:p>
          </table:table-cell>
          <table:table-cell table:formula="of:=CONCATENATE(&quot;상품-&quot;; TEXT([.E45];&quot;0000&quot;))" office:value-type="string" office:string-value="상품-0044">
            <text:p>상품-0044</text:p>
          </table:table-cell>
          <table:table-cell table:number-columns-repeated="1017"/>
        </table:table-row>
        <table:table-row table:style-name="ro4">
          <table:table-cell office:value-type="string">
            <text:p>상품-0045</text:p>
          </table:table-cell>
          <table:table-cell office:value-type="string">
            <text:p>도서</text:p>
          </table:table-cell>
          <table:table-cell office:value-type="string">
            <text:p>세계를 뒤흔든 열흘</text:p>
          </table:table-cell>
          <table:table-cell office:value-type="float" office:value="12000">
            <text:p>12000</text:p>
          </table:table-cell>
          <table:table-cell office:value-type="float" office:value="45">
            <text:p>45</text:p>
          </table:table-cell>
          <table:table-cell table:formula="of:=CONCATENATE(&quot;상품-&quot;; TEXT([.E46];&quot;0000&quot;))" office:value-type="string" office:string-value="상품-0045">
            <text:p>상품-0045</text:p>
          </table:table-cell>
          <table:table-cell table:number-columns-repeated="1017"/>
        </table:table-row>
        <table:table-row table:style-name="ro4">
          <table:table-cell office:value-type="string">
            <text:p>상품-0046</text:p>
          </table:table-cell>
          <table:table-cell office:value-type="string">
            <text:p>도서</text:p>
          </table:table-cell>
          <table:table-cell office:value-type="string">
            <text:p>세계화와 노동계급</text:p>
          </table:table-cell>
          <table:table-cell office:value-type="float" office:value="4900">
            <text:p>4900</text:p>
          </table:table-cell>
          <table:table-cell office:value-type="float" office:value="46">
            <text:p>46</text:p>
          </table:table-cell>
          <table:table-cell table:formula="of:=CONCATENATE(&quot;상품-&quot;; TEXT([.E47];&quot;0000&quot;))" office:value-type="string" office:string-value="상품-0046">
            <text:p>상품-0046</text:p>
          </table:table-cell>
          <table:table-cell table:number-columns-repeated="1017"/>
        </table:table-row>
        <table:table-row table:style-name="ro4">
          <table:table-cell office:value-type="string">
            <text:p>상품-0047</text:p>
          </table:table-cell>
          <table:table-cell office:value-type="string">
            <text:p>도서</text:p>
          </table:table-cell>
          <table:table-cell office:value-type="string">
            <text:p>소련은 과연 사회주의였는가 ― 국가자본주의론의 분석</text:p>
          </table:table-cell>
          <table:table-cell office:value-type="float" office:value="22000">
            <text:p>22000</text:p>
          </table:table-cell>
          <table:table-cell office:value-type="float" office:value="47">
            <text:p>47</text:p>
          </table:table-cell>
          <table:table-cell table:formula="of:=CONCATENATE(&quot;상품-&quot;; TEXT([.E48];&quot;0000&quot;))" office:value-type="string" office:string-value="상품-0047">
            <text:p>상품-0047</text:p>
          </table:table-cell>
          <table:table-cell table:number-columns-repeated="1017"/>
        </table:table-row>
        <table:table-row table:style-name="ro4">
          <table:table-cell office:value-type="string">
            <text:p>상품-0048</text:p>
          </table:table-cell>
          <table:table-cell office:value-type="string">
            <text:p>도서</text:p>
          </table:table-cell>
          <table:table-cell office:value-type="string">
            <text:p>신자유주의 경제학 비판</text:p>
          </table:table-cell>
          <table:table-cell office:value-type="float" office:value="7500">
            <text:p>7500</text:p>
          </table:table-cell>
          <table:table-cell office:value-type="float" office:value="48">
            <text:p>48</text:p>
          </table:table-cell>
          <table:table-cell table:formula="of:=CONCATENATE(&quot;상품-&quot;; TEXT([.E49];&quot;0000&quot;))" office:value-type="string" office:string-value="상품-0048">
            <text:p>상품-0048</text:p>
          </table:table-cell>
          <table:table-cell table:number-columns-repeated="1017"/>
        </table:table-row>
        <table:table-row table:style-name="ro4">
          <table:table-cell office:value-type="string">
            <text:p>상품-0049</text:p>
          </table:table-cell>
          <table:table-cell office:value-type="string">
            <text:p>도서</text:p>
          </table:table-cell>
          <table:table-cell office:value-type="string">
            <text:p>알려지지 않은 미국노동운동이야기</text:p>
          </table:table-cell>
          <table:table-cell office:value-type="float" office:value="12000">
            <text:p>12000</text:p>
          </table:table-cell>
          <table:table-cell office:value-type="float" office:value="49">
            <text:p>49</text:p>
          </table:table-cell>
          <table:table-cell table:formula="of:=CONCATENATE(&quot;상품-&quot;; TEXT([.E50];&quot;0000&quot;))" office:value-type="string" office:string-value="상품-0049">
            <text:p>상품-0049</text:p>
          </table:table-cell>
          <table:table-cell table:number-columns-repeated="1017"/>
        </table:table-row>
        <table:table-row table:style-name="ro4">
          <table:table-cell office:value-type="string">
            <text:p>상품-0050</text:p>
          </table:table-cell>
          <table:table-cell office:value-type="string">
            <text:p>도서</text:p>
          </table:table-cell>
          <table:table-cell office:value-type="string">
            <text:p>여성과 마르크스주의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table:formula="of:=CONCATENATE(&quot;상품-&quot;; TEXT([.E51];&quot;0000&quot;))" office:value-type="string" office:string-value="상품-0050">
            <text:p>상품-0050</text:p>
          </table:table-cell>
          <table:table-cell table:number-columns-repeated="1017"/>
        </table:table-row>
        <table:table-row table:style-name="ro4">
          <table:table-cell office:value-type="string">
            <text:p>상품-0051</text:p>
          </table:table-cell>
          <table:table-cell office:value-type="string">
            <text:p>도서</text:p>
          </table:table-cell>
          <table:table-cell office:value-type="string">
            <text:p>여성해방과 혁명 ― 영국 혁명부터 현대까지</text:p>
          </table:table-cell>
          <table:table-cell office:value-type="float" office:value="15000">
            <text:p>15000</text:p>
          </table:table-cell>
          <table:table-cell office:value-type="float" office:value="51">
            <text:p>51</text:p>
          </table:table-cell>
          <table:table-cell table:formula="of:=CONCATENATE(&quot;상품-&quot;; TEXT([.E52];&quot;0000&quot;))" office:value-type="string" office:string-value="상품-0051">
            <text:p>상품-0051</text:p>
          </table:table-cell>
          <table:table-cell table:number-columns-repeated="1017"/>
        </table:table-row>
        <table:table-row table:style-name="ro4">
          <table:table-cell office:value-type="string">
            <text:p>상품-0052</text:p>
          </table:table-cell>
          <table:table-cell office:value-type="string">
            <text:p>도서</text:p>
          </table:table-cell>
          <table:table-cell table:style-name="ce3" office:value-type="string">
            <text:p>연속혁명 평가와 전망</text:p>
          </table:table-cell>
          <table:table-cell office:value-type="float" office:value="13000">
            <text:p>13000</text:p>
          </table:table-cell>
          <table:table-cell office:value-type="float" office:value="52">
            <text:p>52</text:p>
          </table:table-cell>
          <table:table-cell table:formula="of:=CONCATENATE(&quot;상품-&quot;; TEXT([.E53];&quot;0000&quot;))" office:value-type="string" office:string-value="상품-0052">
            <text:p>상품-0052</text:p>
          </table:table-cell>
          <table:table-cell table:number-columns-repeated="1017"/>
        </table:table-row>
        <table:table-row table:style-name="ro4">
          <table:table-cell office:value-type="string">
            <text:p>상품-0053</text:p>
          </table:table-cell>
          <table:table-cell office:value-type="string">
            <text:p>도서</text:p>
          </table:table-cell>
          <table:table-cell office:value-type="string">
            <text:p>오바마의 아프팍 전쟁</text:p>
          </table:table-cell>
          <table:table-cell office:value-type="float" office:value="5000">
            <text:p>5000</text:p>
          </table:table-cell>
          <table:table-cell office:value-type="float" office:value="53">
            <text:p>53</text:p>
          </table:table-cell>
          <table:table-cell table:formula="of:=CONCATENATE(&quot;상품-&quot;; TEXT([.E54];&quot;0000&quot;))" office:value-type="string" office:string-value="상품-0053">
            <text:p>상품-0053</text:p>
          </table:table-cell>
          <table:table-cell table:number-columns-repeated="1017"/>
        </table:table-row>
        <table:table-row table:style-name="ro4">
          <table:table-cell office:value-type="string">
            <text:p>상품-0054</text:p>
          </table:table-cell>
          <table:table-cell office:value-type="string">
            <text:p>도서</text:p>
          </table:table-cell>
          <table:table-cell office:value-type="string">
            <text:p>왜 독도는 한국 땅인가? ― 일본인 역자학자가 말한다</text:p>
          </table:table-cell>
          <table:table-cell office:value-type="float" office:value="2000">
            <text:p>2000</text:p>
          </table:table-cell>
          <table:table-cell office:value-type="float" office:value="54">
            <text:p>54</text:p>
          </table:table-cell>
          <table:table-cell table:formula="of:=CONCATENATE(&quot;상품-&quot;; TEXT([.E55];&quot;0000&quot;))" office:value-type="string" office:string-value="상품-0054">
            <text:p>상품-0054</text:p>
          </table:table-cell>
          <table:table-cell table:number-columns-repeated="1017"/>
        </table:table-row>
        <table:table-row table:style-name="ro4">
          <table:table-cell office:value-type="string">
            <text:p>상품-0055</text:p>
          </table:table-cell>
          <table:table-cell office:value-type="string">
            <text:p>도서</text:p>
          </table:table-cell>
          <table:table-cell office:value-type="string">
            <text:p>이란의 여성, 노동자, 이슬람주의 ― 이데올로기와 저항</text:p>
          </table:table-cell>
          <table:table-cell office:value-type="float" office:value="12000">
            <text:p>12000</text:p>
          </table:table-cell>
          <table:table-cell office:value-type="float" office:value="55">
            <text:p>55</text:p>
          </table:table-cell>
          <table:table-cell table:formula="of:=CONCATENATE(&quot;상품-&quot;; TEXT([.E56];&quot;0000&quot;))" office:value-type="string" office:string-value="상품-0055">
            <text:p>상품-0055</text:p>
          </table:table-cell>
          <table:table-cell table:number-columns-repeated="1017"/>
        </table:table-row>
        <table:table-row table:style-name="ro4">
          <table:table-cell office:value-type="string">
            <text:p>상품-0056</text:p>
          </table:table-cell>
          <table:table-cell office:value-type="string">
            <text:p>도서</text:p>
          </table:table-cell>
          <table:table-cell office:value-type="string">
            <text:p>이슬람주의, 계급, 혁명</text:p>
          </table:table-cell>
          <table:table-cell office:value-type="float" office:value="4900">
            <text:p>4900</text:p>
          </table:table-cell>
          <table:table-cell office:value-type="float" office:value="56">
            <text:p>56</text:p>
          </table:table-cell>
          <table:table-cell table:formula="of:=CONCATENATE(&quot;상품-&quot;; TEXT([.E57];&quot;0000&quot;))" office:value-type="string" office:string-value="상품-0056">
            <text:p>상품-0056</text:p>
          </table:table-cell>
          <table:table-cell table:number-columns-repeated="1017"/>
        </table:table-row>
        <table:table-row table:style-name="ro4">
          <table:table-cell office:value-type="string">
            <text:p>상품-0057</text:p>
          </table:table-cell>
          <table:table-cell office:value-type="string">
            <text:p>도서</text:p>
          </table:table-cell>
          <table:table-cell office:value-type="string">
            <text:p>이집트 혁명과 중동의 민중 반란</text:p>
          </table:table-cell>
          <table:table-cell office:value-type="float" office:value="8000">
            <text:p>8000</text:p>
          </table:table-cell>
          <table:table-cell office:value-type="float" office:value="57">
            <text:p>57</text:p>
          </table:table-cell>
          <table:table-cell table:formula="of:=CONCATENATE(&quot;상품-&quot;; TEXT([.E58];&quot;0000&quot;))" office:value-type="string" office:string-value="상품-0057">
            <text:p>상품-0057</text:p>
          </table:table-cell>
          <table:table-cell table:number-columns-repeated="1017"/>
        </table:table-row>
        <table:table-row table:style-name="ro4">
          <table:table-cell office:value-type="string">
            <text:p>상품-0058</text:p>
          </table:table-cell>
          <table:table-cell office:value-type="string">
            <text:p>도서</text:p>
          </table:table-cell>
          <table:table-cell office:value-type="string">
            <text:p>이집트 혁명과 중동의 민중 반란 2 ― 혁명이 계속되다</text:p>
          </table:table-cell>
          <table:table-cell office:value-type="float" office:value="12000">
            <text:p>12000</text:p>
          </table:table-cell>
          <table:table-cell office:value-type="float" office:value="58">
            <text:p>58</text:p>
          </table:table-cell>
          <table:table-cell table:formula="of:=CONCATENATE(&quot;상품-&quot;; TEXT([.E59];&quot;0000&quot;))" office:value-type="string" office:string-value="상품-0058">
            <text:p>상품-0058</text:p>
          </table:table-cell>
          <table:table-cell table:number-columns-repeated="1017"/>
        </table:table-row>
        <table:table-row table:style-name="ro4">
          <table:table-cell office:value-type="string">
            <text:p>상품-0059</text:p>
          </table:table-cell>
          <table:table-cell office:value-type="string">
            <text:p>도서</text:p>
          </table:table-cell>
          <table:table-cell office:value-type="string">
            <text:p>인티파다 ― 시온주의, 미국과 팔레스타인 저항</text:p>
          </table:table-cell>
          <table:table-cell office:value-type="float" office:value="13000">
            <text:p>13000</text:p>
          </table:table-cell>
          <table:table-cell office:value-type="float" office:value="59">
            <text:p>59</text:p>
          </table:table-cell>
          <table:table-cell table:formula="of:=CONCATENATE(&quot;상품-&quot;; TEXT([.E60];&quot;0000&quot;))" office:value-type="string" office:string-value="상품-0059">
            <text:p>상품-0059</text:p>
          </table:table-cell>
          <table:table-cell table:number-columns-repeated="1017"/>
        </table:table-row>
        <table:table-row table:style-name="ro4">
          <table:table-cell office:value-type="string">
            <text:p>상품-0060</text:p>
          </table:table-cell>
          <table:table-cell office:value-type="string">
            <text:p>도서</text:p>
          </table:table-cell>
          <table:table-cell office:value-type="string">
            <text:p>자본주의 위기의 시대 ― 왜 사회주의인가?</text:p>
          </table:table-cell>
          <table:table-cell office:value-type="float" office:value="9000">
            <text:p>9000</text:p>
          </table:table-cell>
          <table:table-cell office:value-type="float" office:value="60">
            <text:p>60</text:p>
          </table:table-cell>
          <table:table-cell table:formula="of:=CONCATENATE(&quot;상품-&quot;; TEXT([.E61];&quot;0000&quot;))" office:value-type="string" office:string-value="상품-0060">
            <text:p>상품-0060</text:p>
          </table:table-cell>
          <table:table-cell table:number-columns-repeated="1017"/>
        </table:table-row>
        <table:table-row table:style-name="ro4">
          <table:table-cell office:value-type="string">
            <text:p>상품-0061</text:p>
          </table:table-cell>
          <table:table-cell office:value-type="string">
            <text:p>도서</text:p>
          </table:table-cell>
          <table:table-cell office:value-type="string">
            <text:p>자본주의란 무엇인가</text:p>
          </table:table-cell>
          <table:table-cell office:value-type="float" office:value="7000">
            <text:p>7000</text:p>
          </table:table-cell>
          <table:table-cell office:value-type="float" office:value="61">
            <text:p>61</text:p>
          </table:table-cell>
          <table:table-cell table:formula="of:=CONCATENATE(&quot;상품-&quot;; TEXT([.E62];&quot;0000&quot;))" office:value-type="string" office:string-value="상품-0061">
            <text:p>상품-0061</text:p>
          </table:table-cell>
          <table:table-cell table:number-columns-repeated="1017"/>
        </table:table-row>
        <table:table-row table:style-name="ro4">
          <table:table-cell office:value-type="string">
            <text:p>상품-0062</text:p>
          </table:table-cell>
          <table:table-cell office:value-type="string">
            <text:p>도서</text:p>
          </table:table-cell>
          <table:table-cell office:value-type="string">
            <text:p>자본주의의 대안과 사회주의 가치 논쟁</text:p>
          </table:table-cell>
          <table:table-cell office:value-type="float" office:value="5500">
            <text:p>5500</text:p>
          </table:table-cell>
          <table:table-cell office:value-type="float" office:value="62">
            <text:p>62</text:p>
          </table:table-cell>
          <table:table-cell table:formula="of:=CONCATENATE(&quot;상품-&quot;; TEXT([.E63];&quot;0000&quot;))" office:value-type="string" office:string-value="상품-0062">
            <text:p>상품-0062</text:p>
          </table:table-cell>
          <table:table-cell table:number-columns-repeated="1017"/>
        </table:table-row>
        <table:table-row table:style-name="ro4">
          <table:table-cell office:value-type="string">
            <text:p>상품-0063</text:p>
          </table:table-cell>
          <table:table-cell office:value-type="string">
            <text:p>도서</text:p>
          </table:table-cell>
          <table:table-cell office:value-type="string">
            <text:p>자연과학으로 보는 마르크스주의 변증법</text:p>
          </table:table-cell>
          <table:table-cell office:value-type="float" office:value="11000">
            <text:p>11000</text:p>
          </table:table-cell>
          <table:table-cell office:value-type="float" office:value="63">
            <text:p>63</text:p>
          </table:table-cell>
          <table:table-cell table:formula="of:=CONCATENATE(&quot;상품-&quot;; TEXT([.E64];&quot;0000&quot;))" office:value-type="string" office:string-value="상품-0063">
            <text:p>상품-0063</text:p>
          </table:table-cell>
          <table:table-cell table:number-columns-repeated="1017"/>
        </table:table-row>
        <table:table-row table:style-name="ro4">
          <table:table-cell office:value-type="string">
            <text:p>상품-0064</text:p>
          </table:table-cell>
          <table:table-cell office:value-type="string">
            <text:p>도서</text:p>
          </table:table-cell>
          <table:table-cell office:value-type="string">
            <text:p>전쟁의 기억 기억의 전쟁</text:p>
          </table:table-cell>
          <table:table-cell office:value-type="float" office:value="13000">
            <text:p>13000</text:p>
          </table:table-cell>
          <table:table-cell office:value-type="float" office:value="64">
            <text:p>64</text:p>
          </table:table-cell>
          <table:table-cell table:formula="of:=CONCATENATE(&quot;상품-&quot;; TEXT([.E65];&quot;0000&quot;))" office:value-type="string" office:string-value="상품-0064">
            <text:p>상품-0064</text:p>
          </table:table-cell>
          <table:table-cell table:number-columns-repeated="1017"/>
        </table:table-row>
        <table:table-row table:style-name="ro4">
          <table:table-cell office:value-type="string">
            <text:p>상품-0065</text:p>
          </table:table-cell>
          <table:table-cell office:value-type="string">
            <text:p>도서</text:p>
          </table:table-cell>
          <table:table-cell office:value-type="string">
            <text:p>제국주의와 국제 정치경제</text:p>
          </table:table-cell>
          <table:table-cell office:value-type="float" office:value="20000">
            <text:p>20000</text:p>
          </table:table-cell>
          <table:table-cell office:value-type="float" office:value="65">
            <text:p>65</text:p>
          </table:table-cell>
          <table:table-cell table:formula="of:=CONCATENATE(&quot;상품-&quot;; TEXT([.E66];&quot;0000&quot;))" office:value-type="string" office:string-value="상품-0065">
            <text:p>상품-0065</text:p>
          </table:table-cell>
          <table:table-cell table:number-columns-repeated="1017"/>
        </table:table-row>
        <table:table-row table:style-name="ro4">
          <table:table-cell office:value-type="string">
            <text:p>상품-0066</text:p>
          </table:table-cell>
          <table:table-cell office:value-type="string">
            <text:p>도서</text:p>
          </table:table-cell>
          <table:table-cell office:value-type="string">
            <text:p>존 콜트레인 ― 재즈, 인종 차별, 그리고 저항</text:p>
          </table:table-cell>
          <table:table-cell office:value-type="float" office:value="7500">
            <text:p>7500</text:p>
          </table:table-cell>
          <table:table-cell office:value-type="float" office:value="66">
            <text:p>66</text:p>
          </table:table-cell>
          <table:table-cell table:formula="of:=CONCATENATE(&quot;상품-&quot;; TEXT([.E67];&quot;0000&quot;))" office:value-type="string" office:string-value="상품-0066">
            <text:p>상품-0066</text:p>
          </table:table-cell>
          <table:table-cell table:number-columns-repeated="1017"/>
        </table:table-row>
        <table:table-row table:style-name="ro4">
          <table:table-cell office:value-type="string">
            <text:p>상품-0067</text:p>
          </table:table-cell>
          <table:table-cell office:value-type="string">
            <text:p>도서</text:p>
          </table:table-cell>
          <table:table-cell office:value-type="string">
            <text:p>좀비 자본주의 ― 세계경제 위기와 마르크스주의</text:p>
          </table:table-cell>
          <table:table-cell office:value-type="float" office:value="24000">
            <text:p>24000</text:p>
          </table:table-cell>
          <table:table-cell office:value-type="float" office:value="67">
            <text:p>67</text:p>
          </table:table-cell>
          <table:table-cell table:formula="of:=CONCATENATE(&quot;상품-&quot;; TEXT([.E68];&quot;0000&quot;))" office:value-type="string" office:string-value="상품-0067">
            <text:p>상품-0067</text:p>
          </table:table-cell>
          <table:table-cell table:number-columns-repeated="1017"/>
        </table:table-row>
        <table:table-row table:style-name="ro4">
          <table:table-cell office:value-type="string">
            <text:p>상품-0068</text:p>
          </table:table-cell>
          <table:table-cell office:value-type="string">
            <text:p>도서</text:p>
          </table:table-cell>
          <table:table-cell office:value-type="string">
            <text:p>좌파의 재구성과 변혁 전략</text:p>
          </table:table-cell>
          <table:table-cell office:value-type="float" office:value="9000">
            <text:p>9000</text:p>
          </table:table-cell>
          <table:table-cell office:value-type="float" office:value="68">
            <text:p>68</text:p>
          </table:table-cell>
          <table:table-cell table:formula="of:=CONCATENATE(&quot;상품-&quot;; TEXT([.E69];&quot;0000&quot;))" office:value-type="string" office:string-value="상품-0068">
            <text:p>상품-0068</text:p>
          </table:table-cell>
          <table:table-cell table:number-columns-repeated="1017"/>
        </table:table-row>
        <table:table-row table:style-name="ro4">
          <table:table-cell office:value-type="string">
            <text:p>상품-0069</text:p>
          </table:table-cell>
          <table:table-cell office:value-type="string">
            <text:p>도서</text:p>
          </table:table-cell>
          <table:table-cell office:value-type="string">
            <text:p>지역학 연구의 과제와 방법</text:p>
          </table:table-cell>
          <table:table-cell office:value-type="float" office:value="9000">
            <text:p>9000</text:p>
          </table:table-cell>
          <table:table-cell office:value-type="float" office:value="69">
            <text:p>69</text:p>
          </table:table-cell>
          <table:table-cell table:formula="of:=CONCATENATE(&quot;상품-&quot;; TEXT([.E70];&quot;0000&quot;))" office:value-type="string" office:string-value="상품-0069">
            <text:p>상품-0069</text:p>
          </table:table-cell>
          <table:table-cell table:number-columns-repeated="1017"/>
        </table:table-row>
        <table:table-row table:style-name="ro4">
          <table:table-cell office:value-type="string">
            <text:p>상품-0070</text:p>
          </table:table-cell>
          <table:table-cell office:value-type="string">
            <text:p>도서</text:p>
          </table:table-cell>
          <table:table-cell office:value-type="string">
            <text:p>천안문으로 가는 길</text:p>
          </table:table-cell>
          <table:table-cell office:value-type="float" office:value="10000">
            <text:p>10000</text:p>
          </table:table-cell>
          <table:table-cell office:value-type="float" office:value="70">
            <text:p>70</text:p>
          </table:table-cell>
          <table:table-cell table:formula="of:=CONCATENATE(&quot;상품-&quot;; TEXT([.E71];&quot;0000&quot;))" office:value-type="string" office:string-value="상품-0070">
            <text:p>상품-0070</text:p>
          </table:table-cell>
          <table:table-cell table:number-columns-repeated="1017"/>
        </table:table-row>
        <table:table-row table:style-name="ro4">
          <table:table-cell office:value-type="string">
            <text:p>상품-0071</text:p>
          </table:table-cell>
          <table:table-cell office:value-type="string">
            <text:p>도서</text:p>
          </table:table-cell>
          <table:table-cell office:value-type="string">
            <text:p>체 게바라와 쿠바 혁명</text:p>
          </table:table-cell>
          <table:table-cell office:value-type="float" office:value="7800">
            <text:p>7800</text:p>
          </table:table-cell>
          <table:table-cell office:value-type="float" office:value="71">
            <text:p>71</text:p>
          </table:table-cell>
          <table:table-cell table:formula="of:=CONCATENATE(&quot;상품-&quot;; TEXT([.E72];&quot;0000&quot;))" office:value-type="string" office:string-value="상품-0071">
            <text:p>상품-0071</text:p>
          </table:table-cell>
          <table:table-cell table:number-columns-repeated="1017"/>
        </table:table-row>
        <table:table-row table:style-name="ro4">
          <table:table-cell office:value-type="string">
            <text:p>상품-0072</text:p>
          </table:table-cell>
          <table:table-cell office:value-type="string">
            <text:p>도서</text:p>
          </table:table-cell>
          <table:table-cell office:value-type="string">
            <text:p>촛불항쟁과 저항의 미래</text:p>
          </table:table-cell>
          <table:table-cell office:value-type="float" office:value="10000">
            <text:p>10000</text:p>
          </table:table-cell>
          <table:table-cell office:value-type="float" office:value="72">
            <text:p>72</text:p>
          </table:table-cell>
          <table:table-cell table:formula="of:=CONCATENATE(&quot;상품-&quot;; TEXT([.E73];&quot;0000&quot;))" office:value-type="string" office:string-value="상품-0072">
            <text:p>상품-0072</text:p>
          </table:table-cell>
          <table:table-cell table:number-columns-repeated="1017"/>
        </table:table-row>
        <table:table-row table:style-name="ro4">
          <table:table-cell office:value-type="string">
            <text:p>상품-0073</text:p>
          </table:table-cell>
          <table:table-cell office:value-type="string">
            <text:p>도서</text:p>
          </table:table-cell>
          <table:table-cell office:value-type="string">
            <text:p>최무영 교수의 물리학 강의</text:p>
          </table:table-cell>
          <table:table-cell office:value-type="float" office:value="22000">
            <text:p>22000</text:p>
          </table:table-cell>
          <table:table-cell office:value-type="float" office:value="73">
            <text:p>73</text:p>
          </table:table-cell>
          <table:table-cell table:formula="of:=CONCATENATE(&quot;상품-&quot;; TEXT([.E74];&quot;0000&quot;))" office:value-type="string" office:string-value="상품-0073">
            <text:p>상품-0073</text:p>
          </table:table-cell>
          <table:table-cell table:number-columns-repeated="1017"/>
        </table:table-row>
        <table:table-row table:style-name="ro4">
          <table:table-cell office:value-type="string">
            <text:p>상품-0074</text:p>
          </table:table-cell>
          <table:table-cell office:value-type="string">
            <text:p>도서</text:p>
          </table:table-cell>
          <table:table-cell office:value-type="string">
            <text:p>칼 맑스의 혁명적 사상</text:p>
          </table:table-cell>
          <table:table-cell office:value-type="float" office:value="11000">
            <text:p>11000</text:p>
          </table:table-cell>
          <table:table-cell office:value-type="float" office:value="74">
            <text:p>74</text:p>
          </table:table-cell>
          <table:table-cell table:formula="of:=CONCATENATE(&quot;상품-&quot;; TEXT([.E75];&quot;0000&quot;))" office:value-type="string" office:string-value="상품-0074">
            <text:p>상품-0074</text:p>
          </table:table-cell>
          <table:table-cell table:number-columns-repeated="1017"/>
        </table:table-row>
        <table:table-row table:style-name="ro4">
          <table:table-cell office:value-type="string">
            <text:p>상품-0075</text:p>
          </table:table-cell>
          <table:table-cell office:value-type="string">
            <text:p>도서</text:p>
          </table:table-cell>
          <table:table-cell office:value-type="string">
            <text:p>크리스 하먼의 마르크스 경제학 가이드</text:p>
          </table:table-cell>
          <table:table-cell office:value-type="float" office:value="9500">
            <text:p>9500</text:p>
          </table:table-cell>
          <table:table-cell office:value-type="float" office:value="75">
            <text:p>75</text:p>
          </table:table-cell>
          <table:table-cell table:formula="of:=CONCATENATE(&quot;상품-&quot;; TEXT([.E76];&quot;0000&quot;))" office:value-type="string" office:string-value="상품-0075">
            <text:p>상품-0075</text:p>
          </table:table-cell>
          <table:table-cell table:number-columns-repeated="1017"/>
        </table:table-row>
        <table:table-row table:style-name="ro4">
          <table:table-cell office:value-type="string">
            <text:p>상품-0076</text:p>
          </table:table-cell>
          <table:table-cell office:value-type="string">
            <text:p>도서</text:p>
          </table:table-cell>
          <table:table-cell office:value-type="string">
            <text:p>크리스 하먼의 새로운 제국주의론</text:p>
          </table:table-cell>
          <table:table-cell office:value-type="float" office:value="5900">
            <text:p>5900</text:p>
          </table:table-cell>
          <table:table-cell office:value-type="float" office:value="76">
            <text:p>76</text:p>
          </table:table-cell>
          <table:table-cell table:formula="of:=CONCATENATE(&quot;상품-&quot;; TEXT([.E77];&quot;0000&quot;))" office:value-type="string" office:string-value="상품-0076">
            <text:p>상품-0076</text:p>
          </table:table-cell>
          <table:table-cell table:number-columns-repeated="1017"/>
        </table:table-row>
        <table:table-row table:style-name="ro4">
          <table:table-cell office:value-type="string">
            <text:p>상품-0077</text:p>
          </table:table-cell>
          <table:table-cell office:value-type="string">
            <text:p>도서</text:p>
          </table:table-cell>
          <table:table-cell office:value-type="string">
            <text:p>트로츠키 사후의 트로츠키주의 ― 국제사회주의경향의 기원</text:p>
          </table:table-cell>
          <table:table-cell office:value-type="float" office:value="7000">
            <text:p>7000</text:p>
          </table:table-cell>
          <table:table-cell office:value-type="float" office:value="77">
            <text:p>77</text:p>
          </table:table-cell>
          <table:table-cell table:formula="of:=CONCATENATE(&quot;상품-&quot;; TEXT([.E78];&quot;0000&quot;))" office:value-type="string" office:string-value="상품-0077">
            <text:p>상품-0077</text:p>
          </table:table-cell>
          <table:table-cell table:number-columns-repeated="1017"/>
        </table:table-row>
        <table:table-row table:style-name="ro4">
          <table:table-cell office:value-type="string">
            <text:p>상품-0078</text:p>
          </table:table-cell>
          <table:table-cell office:value-type="string">
            <text:p>도서</text:p>
          </table:table-cell>
          <table:table-cell office:value-type="string">
            <text:p>트로츠키의 마르크스주의</text:p>
          </table:table-cell>
          <table:table-cell office:value-type="float" office:value="9000">
            <text:p>9000</text:p>
          </table:table-cell>
          <table:table-cell office:value-type="float" office:value="78">
            <text:p>78</text:p>
          </table:table-cell>
          <table:table-cell table:formula="of:=CONCATENATE(&quot;상품-&quot;; TEXT([.E79];&quot;0000&quot;))" office:value-type="string" office:string-value="상품-0078">
            <text:p>상품-0078</text:p>
          </table:table-cell>
          <table:table-cell table:number-columns-repeated="1017"/>
        </table:table-row>
        <table:table-row table:style-name="ro4">
          <table:table-cell office:value-type="string">
            <text:p>상품-0079</text:p>
          </table:table-cell>
          <table:table-cell office:value-type="string">
            <text:p>도서</text:p>
          </table:table-cell>
          <table:table-cell office:value-type="string">
            <text:p>한국 NGO의 사상과 실천</text:p>
          </table:table-cell>
          <table:table-cell office:value-type="float" office:value="6900">
            <text:p>6900</text:p>
          </table:table-cell>
          <table:table-cell office:value-type="float" office:value="79">
            <text:p>79</text:p>
          </table:table-cell>
          <table:table-cell table:formula="of:=CONCATENATE(&quot;상품-&quot;; TEXT([.E80];&quot;0000&quot;))" office:value-type="string" office:string-value="상품-0079">
            <text:p>상품-0079</text:p>
          </table:table-cell>
          <table:table-cell table:number-columns-repeated="1017"/>
        </table:table-row>
        <table:table-row table:style-name="ro4">
          <table:table-cell office:value-type="string">
            <text:p>상품-0080</text:p>
          </table:table-cell>
          <table:table-cell office:value-type="string">
            <text:p>도서</text:p>
          </table:table-cell>
          <table:table-cell office:value-type="string">
            <text:p>혁명의 현실성 ― 20세기 후반 프랑스, 칠레, 포르투갈, 이란, 폴란드의 교훈</text:p>
          </table:table-cell>
          <table:table-cell office:value-type="float" office:value="18000">
            <text:p>18000</text:p>
          </table:table-cell>
          <table:table-cell office:value-type="float" office:value="80">
            <text:p>80</text:p>
          </table:table-cell>
          <table:table-cell table:formula="of:=CONCATENATE(&quot;상품-&quot;; TEXT([.E81];&quot;0000&quot;))" office:value-type="string" office:string-value="상품-0080">
            <text:p>상품-0080</text:p>
          </table:table-cell>
          <table:table-cell table:number-columns-repeated="1017"/>
        </table:table-row>
        <table:table-row table:style-name="ro4">
          <table:table-cell table:style-name="Default" table:number-columns-repeated="6"/>
          <table:table-cell table:number-columns-repeated="1017"/>
        </table:table-row>
        <table:table-row table:style-name="ro4" table:number-rows-repeated="78">
          <table:table-cell table:number-columns-repeated="1023"/>
        </table:table-row>
        <table:table-row table:style-name="ro2" table:number-rows-repeated="104841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F8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1:55</meta:creation-date>
    <dc:date>2013-04-11T04:34:34</dc:date>
    <meta:editing-duration>PT1H5M4S</meta:editing-duration>
    <meta:editing-cycles>31</meta:editing-cycles>
    <meta:generator>LibreOffice/3.5$Linux_X86_64 LibreOffice_project/350m1$Build-2</meta:generator>
    <meta:document-statistic meta:table-count="3" meta:cell-count="486" meta:object-count="0"/>
  </office:meta>
</office:document-meta>
</file>